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pendencies</text:h>
      <text:p text:style-name="Standard"/>
      <text:p text:style-name="Standard">sudo pip3 install pyexcel-ods</text:p>
      <text:p text:style-name="Standard">sudo pip3 install pyexc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09:19:09.798903200</meta:creation-date>
    <dc:date>2020-07-29T09:20:25.001217384</dc:date>
    <meta:editing-duration>PT1M15S</meta:editing-duration>
    <meta:editing-cycles>1</meta:editing-cycles>
    <meta:document-statistic meta:table-count="0" meta:image-count="0" meta:object-count="0" meta:page-count="1" meta:paragraph-count="3" meta:word-count="9" meta:character-count="66" meta:non-whitespace-character-count="60"/>
    <meta:generator>LibreOffice/6.4.3.2$Linux_X86_64 LibreOffice_project/40$Build-2</meta:generator>
  </office:meta>
</office:document-meta>
</file>